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Double.test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Double.test_error_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error_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Double.test_error_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error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error_1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Doubl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Double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Double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Double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